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cd276" officeooo:paragraph-rsid="001cd276"/>
    </style:style>
    <style:style style:name="P2" style:family="paragraph" style:parent-style-name="Standard">
      <style:text-properties officeooo:rsid="001cd276" officeooo:paragraph-rsid="001d797b"/>
    </style:style>
    <style:style style:name="P3" style:family="paragraph" style:parent-style-name="Text_20_body">
      <style:text-properties officeooo:rsid="001cd276" officeooo:paragraph-rsid="001d797b"/>
    </style:style>
    <style:style style:name="P4" style:family="paragraph" style:parent-style-name="Text_20_body">
      <style:text-properties officeooo:paragraph-rsid="001d79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st writer document</text:h>
      <text:p text:style-name="P1"/>
      <text:p text:style-name="P3">Lorem ipsum dolor sit amet, consectetur adipiscing elit. Suspendisse id suscipit elit. In porttitor tincidunt lorem, ac faucibus odio gravida sed. Duis tortor ante, egestas ut mollis vitae, lobortis nec nibh. Sed quis pulvinar nisi. Aliquam sit amet eros et leo egestas maximus non sit amet augue. In nec nisi non lorem fermentum tristique quis in mauris. Cras sit amet faucibus augue. Nulla facilisis orci neque, ac dignissim mi fringilla eget. Praesent rhoncus feugiat sollicitudin. Phasellus ornare erat in justo ultricies, efficitur ullamcorper quam interdum. </text:p>
      <text:p text:style-name="P4">Quisque facilisis ac quam sit amet feugiat. Nunc consectetur ipsum ac massa aliquam, eleifend auctor tellus scelerisque. Aliquam luctus felis ut vehicula scelerisque. Aenean accumsan, leo vitae rhoncus vestibulum, turpis quam sagittis ligula, quis imperdiet orci arcu sit amet neque. Proin magna risus, sollicitudin et condimentum a, dignissim vitae lacus. Donec pharetra nec nulla ornare convallis. Fusce sem leo, condimentum in mauris sit amet, lacinia tempus dolor. Praesent ac tortor aliquet, tempus tellus sed, maximus est. Nulla vehicula sem at orci hendrerit facilisis. Vestibulum at posuere lectus. </text:p>
      <text:p text:style-name="P4">Vestibulum gravida ac ipsum eleifend scelerisque. Cras pretium nunc vel vestibulum interdum. Integer posuere viverra elit a facilisis. Cras dictum vulputate gravida. Sed ut aliquam massa, vel consectetur lorem. In hac habitasse platea dictumst. In hac habitasse platea dictumst. Nullam dignissim leo eu facilisis fermentum. Aliquam sit amet eros cursus, feugiat tortor ac, ullamcorper justo. Aliquam ac nulla volutpat augue ultricies volutpat at sed ante. Etiam id feugiat libero. Sed et tellus vitae arcu pretium gravida quis sit amet risus. </text:p>
      <text:p text:style-name="P3">Lorem ipsum dolor sit amet, consectetur adipiscing elit. Suspendisse id suscipit elit. In porttitor tincidunt lorem, ac faucibus odio gravida sed. Duis tortor ante, egestas ut mollis vitae, lobortis nec nibh. Sed quis pulvinar nisi. Aliquam sit amet eros et leo egestas maximus non sit amet augue. In nec nisi non lorem fermentum tristique quis in mauris. Cras sit amet faucibus augue. Nulla facilisis orci neque, ac dignissim mi fringilla eget. Praesent rhoncus feugiat sollicitudin. Phasellus ornare erat in justo ultricies, efficitur ullamcorper quam interdum. </text:p>
      <text:p text:style-name="P4">Quisque facilisis ac quam sit amet feugiat. Nunc consectetur ipsum ac massa aliquam, eleifend auctor tellus scelerisque. Aliquam luctus felis ut vehicula scelerisque. Aenean accumsan, leo vitae rhoncus vestibulum, turpis quam sagittis ligula, quis imperdiet orci arcu sit amet neque. Proin magna risus, sollicitudin et condimentum a, dignissim vitae lacus. Donec pharetra nec nulla ornare convallis. Fusce sem leo, condimentum in mauris sit amet, lacinia tempus dolor. Praesent ac tortor aliquet, tempus tellus sed, maximus est. Nulla vehicula sem at orci hendrerit facilisis. Vestibulum at posuere lectus. </text:p>
      <text:p text:style-name="P4">Vestibulum gravida ac ipsum eleifend scelerisque. Cras pretium nunc vel vestibulum interdum. Integer posuere viverra elit a facilisis. Cras dictum vulputate gravida. Sed ut aliquam massa, vel consectetur lorem. In hac habitasse platea dictumst. In hac habitasse platea dictumst. Nullam dignissim leo eu facilisis fermentum. Aliquam sit amet eros cursus, feugiat tortor ac, ullamcorper justo. Aliquam ac nulla volutpat augue ultricies volutpat at sed ante. Etiam id feugiat libero. Sed et tellus vitae arcu pretium gravida quis sit amet risus. </text:p>
      <text:p text:style-name="P3">Lorem ipsum dolor sit amet, consectetur adipiscing elit. Suspendisse id suscipit elit. In porttitor tincidunt lorem, ac faucibus odio gravida sed. Duis tortor ante, egestas ut mollis vitae, lobortis nec <text:soft-page-break/>nibh. Sed quis pulvinar nisi. Aliquam sit amet eros et leo egestas maximus non sit amet augue. In nec nisi non lorem fermentum tristique quis in mauris. Cras sit amet faucibus augue. Nulla facilisis orci neque, ac dignissim mi fringilla eget. Praesent rhoncus feugiat sollicitudin. Phasellus ornare erat in justo ultricies, efficitur ullamcorper quam interdum. </text:p>
      <text:p text:style-name="P4">Quisque facilisis ac quam sit amet feugiat. Nunc consectetur ipsum ac massa aliquam, eleifend auctor tellus scelerisque. Aliquam luctus felis ut vehicula scelerisque. Aenean accumsan, leo vitae rhoncus vestibulum, turpis quam sagittis ligula, quis imperdiet orci arcu sit amet neque. Proin magna risus, sollicitudin et condimentum a, dignissim vitae lacus. Donec pharetra nec nulla ornare convallis. Fusce sem leo, condimentum in mauris sit amet, lacinia tempus dolor. Praesent ac tortor aliquet, tempus tellus sed, maximus est. Nulla vehicula sem at orci hendrerit facilisis. Vestibulum at posuere lectus. </text:p>
      <text:p text:style-name="P4">Vestibulum gravida ac ipsum eleifend scelerisque. Cras pretium nunc vel vestibulum interdum. Integer posuere viverra elit a facilisis. Cras dictum vulputate gravida. Sed ut aliquam massa, vel consectetur lorem. In hac habitasse platea dictumst. In hac habitasse platea dictumst. Nullam dignissim leo eu facilisis fermentum. Aliquam sit amet eros cursus, feugiat tortor ac, ullamcorper justo. Aliquam ac nulla volutpat augue ultricies volutpat at sed ante. Etiam id feugiat libero. Sed et tellus vitae arcu pretium gravida quis sit amet risus. </text:p>
      <text:p text:style-name="P3">Lorem ipsum dolor sit amet, consectetur adipiscing elit. Suspendisse id suscipit elit. In porttitor tincidunt lorem, ac faucibus odio gravida sed. Duis tortor ante, egestas ut mollis vitae, lobortis nec nibh. Sed quis pulvinar nisi. Aliquam sit amet eros et leo egestas maximus non sit amet augue. In nec nisi non lorem fermentum tristique quis in mauris. Cras sit amet faucibus augue. Nulla facilisis orci neque, ac dignissim mi fringilla eget. Praesent rhoncus feugiat sollicitudin. Phasellus ornare erat in justo ultricies, efficitur ullamcorper quam interdum. </text:p>
      <text:p text:style-name="P4">Quisque facilisis ac quam sit amet feugiat. Nunc consectetur ipsum ac massa aliquam, eleifend auctor tellus scelerisque. Aliquam luctus felis ut vehicula scelerisque. Aenean accumsan, leo vitae rhoncus vestibulum, turpis quam sagittis ligula, quis imperdiet orci arcu sit amet neque. Proin magna risus, sollicitudin et condimentum a, dignissim vitae lacus. Donec pharetra nec nulla ornare convallis. Fusce sem leo, condimentum in mauris sit amet, lacinia tempus dolor. Praesent ac tortor aliquet, tempus tellus sed, maximus est. Nulla vehicula sem at orci hendrerit facilisis. Vestibulum at posuere lectus. </text:p>
      <text:p text:style-name="P4">Vestibulum gravida ac ipsum eleifend scelerisque. Cras pretium nunc vel vestibulum interdum. Integer posuere viverra elit a facilisis. Cras dictum vulputate gravida. Sed ut aliquam massa, vel consectetur lorem. In hac habitasse platea dictumst. In hac habitasse platea dictumst. Nullam dignissim leo eu facilisis fermentum. Aliquam sit amet eros cursus, feugiat tortor ac, ullamcorper justo. Aliquam ac nulla volutpat augue ultricies volutpat at sed ante. Etiam id feugiat libero. Sed et tellus vitae arcu pretium gravida quis sit amet risus. </text:p>
      <text:p text:style-name="P3">Lorem ipsum dolor sit amet, consectetur adipiscing elit. Suspendisse id suscipit elit. In porttitor tincidunt lorem, ac faucibus odio gravida sed. Duis tortor ante, egestas ut mollis vitae, lobortis nec nibh. Sed quis pulvinar nisi. Aliquam sit amet eros et leo egestas maximus non sit amet augue. In nec nisi non lorem fermentum tristique quis in mauris. Cras sit amet faucibus augue. Nulla facilisis orci neque, ac dignissim mi fringilla eget. Praesent rhoncus feugiat sollicitudin. Phasellus ornare erat in justo ultricies, efficitur ullamcorper quam interdum. </text:p>
      <text:p text:style-name="P4"><text:soft-page-break/>Quisque facilisis ac quam sit amet feugiat. Nunc consectetur ipsum ac massa aliquam, eleifend auctor tellus scelerisque. Aliquam luctus felis ut vehicula scelerisque. Aenean accumsan, leo vitae rhoncus vestibulum, turpis quam sagittis ligula, quis imperdiet orci arcu sit amet neque. Proin magna risus, sollicitudin et condimentum a, dignissim vitae lacus. Donec pharetra nec nulla ornare convallis. Fusce sem leo, condimentum in mauris sit amet, lacinia tempus dolor. Praesent ac tortor aliquet, tempus tellus sed, maximus est. Nulla vehicula sem at orci hendrerit facilisis. Vestibulum at posuere lectus. </text:p>
      <text:p text:style-name="P4">Vestibulum gravida ac ipsum eleifend scelerisque. Cras pretium nunc vel vestibulum interdum. Integer posuere viverra elit a facilisis. Cras dictum vulputate gravida. Sed ut aliquam massa, vel consectetur lorem. In hac habitasse platea dictumst. In hac habitasse platea dictumst. Nullam dignissim leo eu facilisis fermentum. Aliquam sit amet eros cursus, feugiat tortor ac, ullamcorper justo. Aliquam ac nulla volutpat augue ultricies volutpat at sed ante. Etiam id feugiat libero. Sed et tellus vitae arcu pretium gravida quis sit amet risus. </text:p>
      <text:p text:style-name="P3">Lorem ipsum dolor sit amet, consectetur adipiscing elit. Suspendisse id suscipit elit. In porttitor tincidunt lorem, ac faucibus odio gravida sed. Duis tortor ante, egestas ut mollis vitae, lobortis nec nibh. Sed quis pulvinar nisi. Aliquam sit amet eros et leo egestas maximus non sit amet augue. In nec nisi non lorem fermentum tristique quis in mauris. Cras sit amet faucibus augue. Nulla facilisis orci neque, ac dignissim mi fringilla eget. Praesent rhoncus feugiat sollicitudin. Phasellus ornare erat in justo ultricies, efficitur ullamcorper quam interdum. </text:p>
      <text:p text:style-name="P4">Quisque facilisis ac quam sit amet feugiat. Nunc consectetur ipsum ac massa aliquam, eleifend auctor tellus scelerisque. Aliquam luctus felis ut vehicula scelerisque. Aenean accumsan, leo vitae rhoncus vestibulum, turpis quam sagittis ligula, quis imperdiet orci arcu sit amet neque. Proin magna risus, sollicitudin et condimentum a, dignissim vitae lacus. Donec pharetra nec nulla ornare convallis. Fusce sem leo, condimentum in mauris sit amet, lacinia tempus dolor. Praesent ac tortor aliquet, tempus tellus sed, maximus est. Nulla vehicula sem at orci hendrerit facilisis. Vestibulum at posuere lectus. </text:p>
      <text:p text:style-name="P4">Vestibulum gravida ac ipsum eleifend scelerisque. Cras pretium nunc vel vestibulum interdum. Integer posuere viverra elit a facilisis. Cras dictum vulputate gravida. Sed ut aliquam massa, vel consectetur lorem. In hac habitasse platea dictumst. In hac habitasse platea dictumst. Nullam dignissim leo eu facilisis fermentum. Aliquam sit amet eros cursus, feugiat tortor ac, ullamcorper justo. Aliquam ac nulla volutpat augue ultricies volutpat at sed ante. Etiam id feugiat libero. Sed et tellus vitae arcu pretium gravida quis sit amet risus. </text:p>
      <text:p text:style-name="P3">Lorem ipsum dolor sit amet, consectetur adipiscing elit. Suspendisse id suscipit elit. In porttitor tincidunt lorem, ac faucibus odio gravida sed. Duis tortor ante, egestas ut mollis vitae, lobortis nec nibh. Sed quis pulvinar nisi. Aliquam sit amet eros et leo egestas maximus non sit amet augue. In nec nisi non lorem fermentum tristique quis in mauris. Cras sit amet faucibus augue. Nulla facilisis orci neque, ac dignissim mi fringilla eget. Praesent rhoncus feugiat sollicitudin. Phasellus ornare erat in justo ultricies, efficitur ullamcorper quam interdum. </text:p>
      <text:p text:style-name="P4">Quisque facilisis ac quam sit amet feugiat. Nunc consectetur ipsum ac massa aliquam, eleifend auctor tellus scelerisque. Aliquam luctus felis ut vehicula scelerisque. Aenean accumsan, leo vitae rhoncus vestibulum, turpis quam sagittis ligula, quis imperdiet orci arcu sit amet neque. Proin magna risus, sollicitudin et condimentum a, dignissim vitae lacus. Donec pharetra nec nulla ornare convallis. Fusce sem leo, condimentum in mauris sit amet, lacinia tempus dolor. Praesent ac tortor <text:soft-page-break/>aliquet, tempus tellus sed, maximus est. Nulla vehicula sem at orci hendrerit facilisis. Vestibulum at posuere lectus. </text:p>
      <text:p text:style-name="P4">Vestibulum gravida ac ipsum eleifend scelerisque. Cras pretium nunc vel vestibulum interdum. Integer posuere viverra elit a facilisis. Cras dictum vulputate gravida. Sed ut aliquam massa, vel consectetur lorem. In hac habitasse platea dictumst. In hac habitasse platea dictumst. Nullam dignissim leo eu facilisis fermentum. Aliquam sit amet eros cursus, feugiat tortor ac, ullamcorper justo. Aliquam ac nulla volutpat augue ultricies volutpat at sed ante. Etiam id feugiat libero. Sed et tellus vitae arcu pretium gravida quis sit amet risus. </text:p>
      <text:p text:style-name="P3">Lorem ipsum dolor sit amet, consectetur adipiscing elit. Suspendisse id suscipit elit. In porttitor tincidunt lorem, ac faucibus odio gravida sed. Duis tortor ante, egestas ut mollis vitae, lobortis nec nibh. Sed quis pulvinar nisi. Aliquam sit amet eros et leo egestas maximus non sit amet augue. In nec nisi non lorem fermentum tristique quis in mauris. Cras sit amet faucibus augue. Nulla facilisis orci neque, ac dignissim mi fringilla eget. Praesent rhoncus feugiat sollicitudin. Phasellus ornare erat in justo ultricies, efficitur ullamcorper quam interdum. </text:p>
      <text:p text:style-name="P4">Quisque facilisis ac quam sit amet feugiat. Nunc consectetur ipsum ac massa aliquam, eleifend auctor tellus scelerisque. Aliquam luctus felis ut vehicula scelerisque. Aenean accumsan, leo vitae rhoncus vestibulum, turpis quam sagittis ligula, quis imperdiet orci arcu sit amet neque. Proin magna risus, sollicitudin et condimentum a, dignissim vitae lacus. Donec pharetra nec nulla ornare convallis. Fusce sem leo, condimentum in mauris sit amet, lacinia tempus dolor. Praesent ac tortor aliquet, tempus tellus sed, maximus est. Nulla vehicula sem at orci hendrerit facilisis. Vestibulum at posuere lectus. </text:p>
      <text:p text:style-name="P4">Vestibulum gravida ac ipsum eleifend scelerisque. Cras pretium nunc vel vestibulum interdum. Integer posuere viverra elit a facilisis. Cras dictum vulputate gravida. Sed ut aliquam massa, vel consectetur lorem. In hac habitasse platea dictumst. In hac habitasse platea dictumst. Nullam dignissim leo eu facilisis fermentum. Aliquam sit amet eros cursus, feugiat tortor ac, ullamcorper justo. Aliquam ac nulla volutpat augue ultricies volutpat at sed ante. Etiam id feugiat libero. Sed et tellus vitae arcu pretium gravida quis sit amet risus. </text:p>
      <text:p text:style-name="P3">Lorem ipsum dolor sit amet, consectetur adipiscing elit. Suspendisse id suscipit elit. In porttitor tincidunt lorem, ac faucibus odio gravida sed. Duis tortor ante, egestas ut mollis vitae, lobortis nec nibh. Sed quis pulvinar nisi. Aliquam sit amet eros et leo egestas maximus non sit amet augue. In nec nisi non lorem fermentum tristique quis in mauris. Cras sit amet faucibus augue. Nulla facilisis orci neque, ac dignissim mi fringilla eget. Praesent rhoncus feugiat sollicitudin. Phasellus ornare erat in justo ultricies, efficitur ullamcorper quam interdum. </text:p>
      <text:p text:style-name="P4">Quisque facilisis ac quam sit amet feugiat. Nunc consectetur ipsum ac massa aliquam, eleifend auctor tellus scelerisque. Aliquam luctus felis ut vehicula scelerisque. Aenean accumsan, leo vitae rhoncus vestibulum, turpis quam sagittis ligula, quis imperdiet orci arcu sit amet neque. Proin magna risus, sollicitudin et condimentum a, dignissim vitae lacus. Donec pharetra nec nulla ornare convallis. Fusce sem leo, condimentum in mauris sit amet, lacinia tempus dolor. Praesent ac tortor aliquet, tempus tellus sed, maximus est. Nulla vehicula sem at orci hendrerit facilisis. Vestibulum at posuere lectus. </text:p>
      <text:p text:style-name="P4">Vestibulum gravida ac ipsum eleifend scelerisque. Cras pretium nunc vel vestibulum interdum. Integer posuere viverra elit a facilisis. Cras dictum vulputate gravida. Sed ut aliquam massa, vel consectetur lorem. In hac habitasse platea dictumst. In hac habitasse platea dictumst. Nullam <text:soft-page-break/>dignissim leo eu facilisis fermentum. Aliquam sit amet eros cursus, feugiat tortor ac, ullamcorper justo. Aliquam ac nulla volutpat augue ultricies volutpat at sed ante. Etiam id feugiat libero. Sed et tellus vitae arcu pretium gravida quis sit amet risus. </text:p>
      <text:p text:style-name="P3">Lorem ipsum dolor sit amet, consectetur adipiscing elit. Suspendisse id suscipit elit. In porttitor tincidunt lorem, ac faucibus odio gravida sed. Duis tortor ante, egestas ut mollis vitae, lobortis nec nibh. Sed quis pulvinar nisi. Aliquam sit amet eros et leo egestas maximus non sit amet augue. In nec nisi non lorem fermentum tristique quis in mauris. Cras sit amet faucibus augue. Nulla facilisis orci neque, ac dignissim mi fringilla eget. Praesent rhoncus feugiat sollicitudin. Phasellus ornare erat in justo ultricies, efficitur ullamcorper quam interdum. </text:p>
      <text:p text:style-name="P4">Quisque facilisis ac quam sit amet feugiat. Nunc consectetur ipsum ac massa aliquam, eleifend auctor tellus scelerisque. Aliquam luctus felis ut vehicula scelerisque. Aenean accumsan, leo vitae rhoncus vestibulum, turpis quam sagittis ligula, quis imperdiet orci arcu sit amet neque. Proin magna risus, sollicitudin et condimentum a, dignissim vitae lacus. Donec pharetra nec nulla ornare convallis. Fusce sem leo, condimentum in mauris sit amet, lacinia tempus dolor. Praesent ac tortor aliquet, tempus tellus sed, maximus est. Nulla vehicula sem at orci hendrerit facilisis. Vestibulum at posuere lectus. </text:p>
      <text:p text:style-name="P4">Vestibulum gravida ac ipsum eleifend scelerisque. Cras pretium nunc vel vestibulum interdum. Integer posuere viverra elit a facilisis. Cras dictum vulputate gravida. Sed ut aliquam massa, vel consectetur lorem. In hac habitasse platea dictumst. In hac habitasse platea dictumst. Nullam dignissim leo eu facilisis fermentum. Aliquam sit amet eros cursus, feugiat tortor ac, ullamcorper justo. Aliquam ac nulla volutpat augue ultricies volutpat at sed ante. Etiam id feugiat libero. Sed et tellus vitae arcu pretium gravida quis sit amet risus. </text:p>
      <text:p text:style-name="P3">Lorem ipsum dolor sit amet, consectetur adipiscing elit. Suspendisse id suscipit elit. In porttitor tincidunt lorem, ac faucibus odio gravida sed. Duis tortor ante, egestas ut mollis vitae, lobortis nec nibh. Sed quis pulvinar nisi. Aliquam sit amet eros et leo egestas maximus non sit amet augue. In nec nisi non lorem fermentum tristique quis in mauris. Cras sit amet faucibus augue. Nulla facilisis orci neque, ac dignissim mi fringilla eget. Praesent rhoncus feugiat sollicitudin. Phasellus ornare erat in justo ultricies, efficitur ullamcorper quam interdum. </text:p>
      <text:p text:style-name="P4">Quisque facilisis ac quam sit amet feugiat. Nunc consectetur ipsum ac massa aliquam, eleifend auctor tellus scelerisque. Aliquam luctus felis ut vehicula scelerisque. Aenean accumsan, leo vitae rhoncus vestibulum, turpis quam sagittis ligula, quis imperdiet orci arcu sit amet neque. Proin magna risus, sollicitudin et condimentum a, dignissim vitae lacus. Donec pharetra nec nulla ornare convallis. Fusce sem leo, condimentum in mauris sit amet, lacinia tempus dolor. Praesent ac tortor aliquet, tempus tellus sed, maximus est. Nulla vehicula sem at orci hendrerit facilisis. Vestibulum at posuere lectus. </text:p>
      <text:p text:style-name="P4">Vestibulum gravida ac ipsum eleifend scelerisque. Cras pretium nunc vel vestibulum interdum. Integer posuere viverra elit a facilisis. Cras dictum vulputate gravida. Sed ut aliquam massa, vel consectetur lorem. In hac habitasse platea dictumst. In hac habitasse platea dictumst. Nullam dignissim leo eu facilisis fermentum. Aliquam sit amet eros cursus, feugiat tortor ac, ullamcorper justo. Aliquam ac nulla volutpat augue ultricies volutpat at sed ante. Etiam id feugiat libero. Sed et tellus vitae arcu pretium gravida quis sit amet risus. </text:p>
      <text:p text:style-name="P3">Lorem ipsum dolor sit amet, consectetur adipiscing elit. Suspendisse id suscipit elit. In porttitor tincidunt lorem, ac faucibus odio gravida sed. Duis tortor ante, egestas ut mollis vitae, lobortis nec <text:soft-page-break/>nibh. Sed quis pulvinar nisi. Aliquam sit amet eros et leo egestas maximus non sit amet augue. In nec nisi non lorem fermentum tristique quis in mauris. Cras sit amet faucibus augue. Nulla facilisis orci neque, ac dignissim mi fringilla eget. Praesent rhoncus feugiat sollicitudin. Phasellus ornare erat in justo ultricies, efficitur ullamcorper quam interdum. </text:p>
      <text:p text:style-name="P4">Quisque facilisis ac quam sit amet feugiat. Nunc consectetur ipsum ac massa aliquam, eleifend auctor tellus scelerisque. Aliquam luctus felis ut vehicula scelerisque. Aenean accumsan, leo vitae rhoncus vestibulum, turpis quam sagittis ligula, quis imperdiet orci arcu sit amet neque. Proin magna risus, sollicitudin et condimentum a, dignissim vitae lacus. Donec pharetra nec nulla ornare convallis. Fusce sem leo, condimentum in mauris sit amet, lacinia tempus dolor. Praesent ac tortor aliquet, tempus tellus sed, maximus est. Nulla vehicula sem at orci hendrerit facilisis. Vestibulum at posuere lectus. </text:p>
      <text:p text:style-name="P4">Vestibulum gravida ac ipsum eleifend scelerisque. Cras pretium nunc vel vestibulum interdum. Integer posuere viverra elit a facilisis. Cras dictum vulputate gravida. Sed ut aliquam massa, vel consectetur lorem. In hac habitasse platea dictumst. In hac habitasse platea dictumst. Nullam dignissim leo eu facilisis fermentum. Aliquam sit amet eros cursus, feugiat tortor ac, ullamcorper justo. Aliquam ac nulla volutpat augue ultricies volutpat at sed ante. Etiam id feugiat libero. Sed et tellus vitae arcu pretium gravida quis sit amet risus. </text:p>
      <text:p text:style-name="P3">Lorem ipsum dolor sit amet, consectetur adipiscing elit. Suspendisse id suscipit elit. In porttitor tincidunt lorem, ac faucibus odio gravida sed. Duis tortor ante, egestas ut mollis vitae, lobortis nec nibh. Sed quis pulvinar nisi. Aliquam sit amet eros et leo egestas maximus non sit amet augue. In nec nisi non lorem fermentum tristique quis in mauris. Cras sit amet faucibus augue. Nulla facilisis orci neque, ac dignissim mi fringilla eget. Praesent rhoncus feugiat sollicitudin. Phasellus ornare erat in justo ultricies, efficitur ullamcorper quam interdum. </text:p>
      <text:p text:style-name="P4">Quisque facilisis ac quam sit amet feugiat. Nunc consectetur ipsum ac massa aliquam, eleifend auctor tellus scelerisque. Aliquam luctus felis ut vehicula scelerisque. Aenean accumsan, leo vitae rhoncus vestibulum, turpis quam sagittis ligula, quis imperdiet orci arcu sit amet neque. Proin magna risus, sollicitudin et condimentum a, dignissim vitae lacus. Donec pharetra nec nulla ornare convallis. Fusce sem leo, condimentum in mauris sit amet, lacinia tempus dolor. Praesent ac tortor aliquet, tempus tellus sed, maximus est. Nulla vehicula sem at orci hendrerit facilisis. Vestibulum at posuere lectus. </text:p>
      <text:p text:style-name="P4">Vestibulum gravida ac ipsum eleifend scelerisque. Cras pretium nunc vel vestibulum interdum. Integer posuere viverra elit a facilisis. Cras dictum vulputate gravida. Sed ut aliquam massa, vel consectetur lorem. In hac habitasse platea dictumst. In hac habitasse platea dictumst. Nullam dignissim leo eu facilisis fermentum. Aliquam sit amet eros cursus, feugiat tortor ac, ullamcorper justo. Aliquam ac nulla volutpat augue ultricies volutpat at sed ante. Etiam id feugiat libero. Sed et tellus vitae arcu pretium gravida quis sit amet risus. </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1-15T03:13:07.451697254</meta:creation-date>
    <dc:date>2020-01-15T03:20:38.857452413</dc:date>
    <meta:editing-duration>PT1M30S</meta:editing-duration>
    <meta:editing-cycles>2</meta:editing-cycles>
    <meta:generator>LibreOffice/6.3.3.2$MacOSX_X86_64 LibreOffice_project/a64200df03143b798afd1ec74a12ab50359878ed</meta:generator>
    <meta:document-statistic meta:table-count="0" meta:image-count="0" meta:object-count="0" meta:page-count="6" meta:paragraph-count="40" meta:word-count="3279" meta:character-count="22302" meta:non-whitespace-character-count="19024"/>
  </office:meta>
</office:document-meta>
</file>